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f04" officeooo:paragraph-rsid="00056f04"/>
    </style:style>
    <style:style style:name="P2" style:family="paragraph" style:parent-style-name="Standard">
      <style:text-properties officeooo:rsid="000616ba" officeooo:paragraph-rsid="00056f04"/>
    </style:style>
    <style:style style:name="P3" style:family="paragraph" style:parent-style-name="Standard">
      <style:text-properties officeooo:rsid="000616ba" officeooo:paragraph-rsid="000616ba"/>
    </style:style>
    <style:style style:name="P4" style:family="paragraph" style:parent-style-name="Standard">
      <style:text-properties fo:font-weight="bold" officeooo:rsid="0007f4ae" officeooo:paragraph-rsid="0007f4ae" style:font-weight-asian="bold" style:font-weight-complex="bold"/>
    </style:style>
    <style:style style:name="P5" style:family="paragraph" style:parent-style-name="Standard">
      <style:text-properties fo:font-weight="bold" officeooo:rsid="0007f4ae" officeooo:paragraph-rsid="000a7762" style:font-weight-asian="bold" style:font-weight-complex="bold"/>
    </style:style>
    <style:style style:name="P6" style:family="paragraph" style:parent-style-name="Standard">
      <style:text-properties fo:font-weight="bold" officeooo:rsid="000a7762" officeooo:paragraph-rsid="000a7762" style:font-weight-asian="bold" style:font-weight-complex="bold"/>
    </style:style>
    <style:style style:name="P7" style:family="paragraph" style:parent-style-name="Standard">
      <style:text-properties fo:font-weight="bold" officeooo:rsid="000b9776" officeooo:paragraph-rsid="000b9776" style:font-weight-asian="bold" style:font-weight-complex="bold"/>
    </style:style>
    <style:style style:name="P8" style:family="paragraph" style:parent-style-name="Standard">
      <style:text-properties officeooo:rsid="0007f4ae" officeooo:paragraph-rsid="0007f4ae"/>
    </style:style>
    <style:style style:name="P9" style:family="paragraph" style:parent-style-name="Standard">
      <style:text-properties fo:font-weight="normal" officeooo:rsid="000a7762" officeooo:paragraph-rsid="000a7762" style:font-weight-asian="normal" style:font-weight-complex="normal"/>
    </style:style>
    <style:style style:name="P10" style:family="paragraph" style:parent-style-name="Standard">
      <style:text-properties fo:font-weight="normal" officeooo:rsid="000b9776" officeooo:paragraph-rsid="000b9776" style:font-weight-asian="normal" style:font-weight-complex="normal"/>
    </style:style>
    <style:style style:name="P11" style:family="paragraph" style:parent-style-name="Standard">
      <style:text-properties officeooo:rsid="00097b12" officeooo:paragraph-rsid="00097b12"/>
    </style:style>
    <style:style style:name="P12" style:family="paragraph" style:parent-style-name="Standard">
      <style:text-properties officeooo:rsid="000a7762" officeooo:paragraph-rsid="000a7762"/>
    </style:style>
    <style:style style:name="T1" style:family="text">
      <style:text-properties fo:font-weight="bold" style:font-weight-asian="bold" style:font-weight-complex="bold"/>
    </style:style>
    <style:style style:name="T2" style:family="text">
      <style:text-properties fo:font-weight="bold" officeooo:rsid="0007f4ae" style:font-weight-asian="bold" style:font-weight-complex="bold"/>
    </style:style>
    <style:style style:name="T3" style:family="text">
      <style:text-properties fo:font-weight="bold" officeooo:rsid="000a7762" style:font-weight-asian="bold" style:font-weight-complex="bold"/>
    </style:style>
    <style:style style:name="T4" style:family="text">
      <style:text-properties fo:font-weight="bold" officeooo:rsid="000b6768" style:font-weight-asian="bold" style:font-weight-complex="bold"/>
    </style:style>
    <style:style style:name="T5" style:family="text">
      <style:text-properties officeooo:rsid="0007f4ae"/>
    </style:style>
    <style:style style:name="T6" style:family="text">
      <style:text-properties fo:font-weight="normal" style:font-weight-asian="normal" style:font-weight-complex="normal"/>
    </style:style>
    <style:style style:name="T7" style:family="text">
      <style:text-properties fo:font-weight="normal" officeooo:rsid="0007f4ae" style:font-weight-asian="normal" style:font-weight-complex="normal"/>
    </style:style>
    <style:style style:name="T8" style:family="text">
      <style:text-properties fo:font-weight="normal" officeooo:rsid="00097b12" style:font-weight-asian="normal" style:font-weight-complex="normal"/>
    </style:style>
    <style:style style:name="T9" style:family="text">
      <style:text-properties fo:font-weight="normal" officeooo:rsid="000a7762" style:font-weight-asian="normal" style:font-weight-complex="normal"/>
    </style:style>
    <style:style style:name="T10" style:family="text">
      <style:text-properties officeooo:rsid="000b6768"/>
    </style:style>
    <style:style style:name="T11" style:family="text">
      <style:text-properties fo:font-style="italic" officeooo:rsid="000b6768" style:font-style-asian="italic" style:font-style-complex="italic"/>
    </style:style>
    <style:style style:name="T12" style:family="text">
      <style:text-properties fo:font-style="normal" officeooo:rsid="000b676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ebook app design evaluation</text:p>
      <text:p text:style-name="P1"/>
      <text:p text:style-name="P1">Short intro facebook app</text:p>
      <text:p text:style-name="P1"/>
      <text:p text:style-name="P2"/>
      <text:p text:style-name="P3">Evaluation divided into design and it's influence on functionality.</text:p>
      <text:p text:style-name="P3"/>
      <text:p text:style-name="P3">To start with desgin</text:p>
      <text:p text:style-name="P3"/>
      <text:p text:style-name="P3">Facebook app characterizided by its <text:span text:style-name="T1">balanced color palette.</text:span> When is color palette balanced? As less as possible but as much as needed for functionality. Colors should not clash or traumatize any retinas. Facebook chose for a simple combination of gray as background, white as outstanding element and one signature color. Letters are the same tone of gray as the background, or black when clickable. It is clear that the grey is meant to be a separation between elements, since never any content. <text:span text:style-name="T5">This way of separating is called </text:span><text:span text:style-name="T2">negative space</text:span><text:span text:style-name="T7">. </text:span><text:s/><text:span text:style-name="T5">Negative space should never include content and by that serve as a clear distinction between important elements. This avoids that the app becomes a unorganized and unclear collection of text and images. By</text:span> giving clickable text a black color, key subjects are clear, and clear for users that only that clickable. The signature colour is a characteristic tone of blue, which is used in all applications and the logo. By always using this tone of blue over time - “facebook blue”, everyone knows what you mean by that – they make theirselves recognisable. <text:s/>As the only colour, it adds facebook-specific headers and accents to the app, without creating a too colourful surroudning. <text:span text:style-name="T5">The </text:span><text:span text:style-name="T2">logo</text:span><text:span text:style-name="T5"> includes all of this clear simplicity by adapting the colour palette and using a consistent font called “Facebook letter faces”. <text:s/>The company could have chosen for a small image or icon, but chose to pick the first letter of their name. The reason could be very simple; no other large company uses the combination of this tone of blue and the font the “F” is written in (know on the internet as “Facebook letter faces”).</text:span></text:p>
      <text:p text:style-name="P3"/>
      <text:p text:style-name="P8"><text:span text:style-name="T6">We could conclude that the colours are well-chosen. Many companies </text:span><text:span text:style-name="T8">(like ToDoIst or Shuttle Player) adapted their app to the current wave of “material design”. This makes the app visually attractive and a modern look may cause a better first impression. However, by not choosing to go with this flow, Facebook conserves its recognisability. With over 30 million downloads in the app store, Facebook can afford not to adapt to (temporary) app fashion.</text:span></text:p>
      <text:p text:style-name="P8"><text:span text:style-name="T8"/></text:p>
      <text:p text:style-name="P11"><text:span text:style-name="T6">How is simplicity of visual design in balance with completeness of functionality?</text:span></text:p>
      <text:p text:style-name="P11"><text:span text:style-name="T6"/></text:p>
      <text:p text:style-name="P11"><text:span text:style-name="T6">Facebook has a lot of different functionalities. There are many options and many settings to tweak. For example, if many of my Facebook friends attend a certain event on a regular basis which I am not interested in, I can choose to hide the updates in my News Feed for this specific event. This is quite an advanced setting which can be used by the experts. However, beginning users are not bothered by this explosion of settings if they don't want to. On first sight, it is true that there is quite a lot of information on your screen, but for every element, it's clear what its function is. Every news item is separated by negative spacing, and the information included is very intuitive; the post itself, the friend that posted it , the date and the possibility to like. Features such as “sharing” a post are dfficult to explain by means of an icon. This may be one of the reasons that facebook included labels alongside the actions a user can take. In this way, users will not have to be afraid of accidentally clicking on a scary button, or missing out on the sharing experience due to incomplete information. </text:span><text:span text:style-name="T9">The elements of the app are </text:span><text:span text:style-name="T3">justifiable</text:span><text:span text:style-name="T9">; even though there are a lot of possibility, they all add up to the experience, without over-cluttering or causing a lack of clarity.</text:span></text:p>
      <text:p text:style-name="P3"/>
      <text:p text:style-name="P3"/>
      <text:p text:style-name="P12">Given that the elements are justifiable and the visual design aids the user to understand the app, we can say that the app is quite <text:span text:style-name="T1">clean, </text:span><text:span text:style-name="T6">meaning that the emphasis of the app lies on being functional. </text:span></text:p>
      <text:p text:style-name="P4"><text:soft-page-break/><text:span text:style-name="T6"/></text:p>
      <text:p text:style-name="P6"><text:span text:style-name="T6">This can be achieved by avoiding an </text:span>excess of graphics<text:span text:style-name="T6">. Graphic design should be used with moderation, and preferably only when functional. </text:span></text:p>
      <text:p text:style-name="P4"/>
      <text:p text:style-name="P9">There are a few ways to use graphics in such a way that they aid the user in understanding the app, instead of only taking up valuable space.</text:p>
      <text:p text:style-name="P9"/>
      <text:p text:style-name="P9">- Using <text:span text:style-name="T1">traditional elements.</text:span> Traditional elements match with the ones that the context of the app prescribes. An example is that the elements should fit well in those normally used within the given operating system. For android, one can notice a few things that don't correspond to what users normally see. For example, the “hamburger menu” (three stripes standing for “settings”) are on the right side of the application. This is not detail that may have been skipped by porting it from iOs, since having the settings on the right is not characteristic for iPhones either. <text:span text:style-name="T10">Facebook could have chosen by making the app more android-ish by putting the settings on the left side. Apart from that, there are no important discrepancies between the app and the context of its platform (see .. for comment on the non-material design).</text:span></text:p>
      <text:p text:style-name="P9">- <text:span text:style-name="T10">Using </text:span><text:span text:style-name="T4">abstractions</text:span><text:span text:style-name="T10"> rather than </text:span><text:span text:style-name="T4">metaphors</text:span><text:span text:style-name="T10">. A metaphor, in this case, is like the pool table that apple used to have to sort iPhones games in. These are objects from the real world, of which developers </text:span><text:span text:style-name="T11">think</text:span><text:span text:style-name="T12"> that they help users. Nowadays that everyone knows more or less what a computer game is, we prefer to use abstractions. Abstractions can be seen as a simplfied representation of the real world. Facebook uses a lot of abstractions, but not all attempts are quite as succesful. The paper note as representation for received messages is a clear abstraction and a often used traditional element. But then: the globe. If you do not know anything about facebook, you can guess that the note can stand for messages and the two persons have something to do with a list of people. The globe, however, could mean anything. Find friends, read the global news, share your location or learn about geography. In a sense, notifications could be interpreted as global news (from “all your friends”), but somehting like an explanation mark would be more on its place to represent a notification.</text:span></text:p>
      <text:p text:style-name="P5"/>
      <text:p text:style-name="P4"><text:span text:style-name="T6"/></text:p>
      <text:p text:style-name="P7"><text:span text:style-name="T6">Without this excess of graphics, the app becomes clear for the user, because the elements -even the graphics- are all justifiable. All the elements serve some functional purpose for the product, and therefore have their own </text:span>role <text:span text:style-name="T6">associated with them</text:span></text:p>
      <text:p text:style-name="P4"/>
      <text:p text:style-name="P4"/>
      <text:p text:style-name="P4"/>
      <text:p text:style-name="P10">The interaction between these roles is mostly well-defined. <text:s/>Most actions are one or two clicks away and don't require changing to a different activity. 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5:56:49.295866393</meta:creation-date>
    <dc:date>2015-09-18T17:37:54.951168169</dc:date>
    <meta:editing-duration>PT6M4S</meta:editing-duration>
    <meta:editing-cycles>1</meta:editing-cycles>
    <meta:document-statistic meta:table-count="0" meta:image-count="0" meta:object-count="0" meta:page-count="3" meta:paragraph-count="15" meta:word-count="1092" meta:character-count="6415" meta:non-whitespace-character-count="5331"/>
    <meta:generator>LibreOffice/4.4.2.2$Linux_X86_64 LibreOffice_project/40m0$Build-2</meta:generator>
  </office:meta>
</office:document-meta>
</file>